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CCUEIL HTML</text:p>
      <text:p text:style-name="Standard"/>
      <text:p text:style-name="Standard">L'accueil est composé d'un DOCTYPE pour avoir la structure d'une page HTML ou on y retrouve UTF-8 qui nous permet de gerer tous les caractères dits unicode.<text:line-break/>De la balise meta « viewport » « content= «width-device-width, initial-scale=1,0 » qui nous servira pour les dimensions et la responsive du site.<text:line-break/>S'ajoute a cela notre lien de notre feuille de style css<text:line-break/>ensuite l'utilisation de bootstrap 5 qui ma servit pour les card, carrousel, et la zone d'actualité</text:p>
      <text:p text:style-name="Standard"/>
      <text:p text:style-name="Standard">Ensuite nous avons la balise « header » qui vas nous servir a avoir notre nav et notre logo avec des class pour pouvoir les modifiés et plac és nos elements<text:line-break/>ma barre nav est composé d'une liste<text:line-break/></text:p>
      <text:p text:style-name="Standard">la zone d'actualité a été placé via bootstrap ou j'ai pu mettre le nombre d'actualité que je voulais voir sur mon site<text:line-break/><text:line-break/>notre carroussel a été placé via aussi bootstrap pour montrer notre selection d'oeuvres du jours,chaque image a un lien et chaque œuvres a une page si un utilisateur est interessée par une œuvre il a juste a cliqué sur l'image et ca le redigir<text:tab/>a vers la page de l'oeuvre en question.<text:line-break/></text:p>
      <text:p text:style-name="Standard"><text:s/>Ensuite il y a une barre de recherche bootstrap ou plusieurs attribut sont plac és dans l'input tel que notre id= « search-box » qui vas nous servir dans notre lien javascript pour la fonction recherche, l'attribut onkeyup est un attribut devenement qui se declanche lorsque l'utilisateur relache une touche, l'attribut onfocus est aussi un attribut d'evenement il se declanche au moment ou l'element obtient le focus<text:line-break/></text:p>
      <text:p text:style-name="Standard">Notre corps de la page dispose aussi du logo en taille plus grande pour rajouté un element graphique a notre page</text:p>
      <text:p text:style-name="Standard"/>
      <text:p text:style-name="Standard">Mon footer est composé d'une liste pour ou on retrouve l'accueil, profil et le contact.S'ajoute a cela les logos et le copyright. Chaque balise principale tel que le ul ou la div sont assigné a une class pour pouvoir les modifié tel que je le souhaite dans ma feuille de style.</text:p>
      <text:p text:style-name="Standard"/>
      <text:p text:style-name="Standard"/>
      <text:p text:style-name="Standard">CSS<text:line-break/>FONT FACE a été placé pour l'insertion de la police de mon site ici j'ai utilisé la police ARIMO</text:p>
      <text:p text:style-name="Standard">mon body comporte un élément!important car bootstrap une fois installé prend la priorité sur notre code donc l'utilisation de l'option!important et l'utilisation des class qui nous permet d'avoir la priorité sur bootstrap</text:p>
      <text:p text:style-name="Standard">il est aussi relative car c'est le parent des élèments en dessous dont certains seront en absolute.<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laain az</meta:initial-creator>
    <meta:creation-date>2022-08-29T21:05:06.33</meta:creation-date>
    <dc:date>2022-08-29T21:58:58.36</dc:date>
    <dc:creator>Slaain az</dc:creator>
    <meta:editing-duration>PT26M16S</meta:editing-duration>
    <meta:editing-cycles>2</meta:editing-cycles>
    <meta:generator>OpenOffice/4.1.7$Win32 OpenOffice.org_project/417m1$Build-9800</meta:generator>
    <meta:document-statistic meta:table-count="0" meta:image-count="0" meta:object-count="0" meta:page-count="1" meta:paragraph-count="10" meta:word-count="399" meta:character-count="2300"/>
  </office:meta>
</office:document-meta>
</file>